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04E6989AF6FB2B9DB23.png" manifest:media-type="image/png"/>
  <manifest:file-entry manifest:full-path="Pictures/10000001000003140000004E01D0BC3DB02A3F3C.png" manifest:media-type="image/png"/>
  <manifest:file-entry manifest:full-path="Pictures/10000001000003120000002CC371B780ACEDF055.png" manifest:media-type="image/png"/>
  <manifest:file-entry manifest:full-path="Pictures/10000001000003120000002C9C0B3D745DC6B00B.png" manifest:media-type="image/png"/>
  <manifest:file-entry manifest:full-path="Pictures/10000001000003120000006F5C7AED7D2069FE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.682cm" svg:x="0.997cm" svg:y="13.489cm">
          <draw:image xlink:href="Pictures/10000001000003120000006F5C7AED7D2069FEF0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.062cm" svg:x="1.001cm" svg:y="12.488cm">
          <draw:image xlink:href="Pictures/10000001000003120000002C9C0B3D745DC6B00B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.879cm" svg:x="1.051cm" svg:y="16.1cm">
          <draw:image xlink:href="Pictures/10000001000003140000004E01D0BC3DB02A3F3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.062cm" svg:x="1cm" svg:y="18cm">
          <draw:image xlink:href="Pictures/10000001000003120000002CC371B780ACEDF055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.884cm" svg:x="1cm" svg:y="19.116cm">
          <draw:image xlink:href="Pictures/10000001000003120000004E6989AF6FB2B9DB2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5T12:18:07.761841883</meta:creation-date>
    <dc:date>2022-08-25T12:21:29.978478840</dc:date>
    <meta:editing-duration>PT3M23S</meta:editing-duration>
    <meta:editing-cycles>1</meta:editing-cycles>
    <meta:document-statistic meta:object-count="5"/>
    <meta:generator>LibreOffice/7.3.4.2$Linux_X86_64 LibreOffice_project/30$Build-2</meta:generator>
  </office:meta>
</office:document-meta>
</file>